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</style:style>
    <style:style style:name="gr2" style:family="graphic" style:parent-style-name="standard">
      <style:graphic-properties draw:textarea-horizontal-align="justify" draw:textarea-vertical-align="middle" draw:auto-grow-height="false" fo:min-height="3.306cm" fo:min-width="7.39cm"/>
    </style:style>
    <style:style style:name="gr3" style:family="graphic" style:parent-style-name="objectwithoutfill">
      <style:graphic-properties draw:fill="none" draw:textarea-vertical-align="bottom"/>
    </style:style>
    <style:style style:name="gr4" style:family="graphic" style:parent-style-name="standard">
      <style:graphic-properties draw:textarea-horizontal-align="justify" draw:textarea-vertical-align="middle" draw:auto-grow-height="false" fo:min-height="1.909cm" fo:min-width="2.278cm" fo:wrap-option="wrap"/>
    </style:style>
    <style:style style:name="gr5" style:family="graphic" style:parent-style-name="standard">
      <style:graphic-properties draw:textarea-horizontal-align="justify" draw:textarea-vertical-align="middle" draw:auto-grow-height="false" fo:min-height="1.655cm" fo:min-width="1.516cm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1.262cm"/>
    </style:style>
    <style:style style:name="gr7" style:family="graphic" style:parent-style-name="standard">
      <style:graphic-properties draw:stroke="none" svg:stroke-color="#000000" draw:fill="none" draw:fill-color="#ffffff" fo:min-height="1.655cm"/>
    </style:style>
    <style:style style:name="gr8" style:family="graphic" style:parent-style-name="standard">
      <style:graphic-properties draw:stroke="none" svg:stroke-color="#000000" draw:fill="none" draw:fill-color="#ffffff" fo:min-height="1.971cm"/>
    </style:style>
    <style:style style:name="gr9" style:family="graphic" style:parent-style-name="standard">
      <style:graphic-properties draw:stroke="none" svg:stroke-color="#000000" draw:fill="none" draw:fill-color="#ffffff" fo:min-height="6.701cm"/>
    </style:style>
    <style:style style:name="gr10" style:family="graphic" style:parent-style-name="standard">
      <style:graphic-properties draw:stroke="none" svg:stroke-color="#000000" draw:fill="none" draw:fill-color="#ffffff" fo:min-height="1.577cm"/>
    </style:style>
    <style:style style:name="gr11" style:family="graphic" style:parent-style-name="standard">
      <style:graphic-properties svg:stroke-color="#ff3300" draw:fill-color="#66ccff" draw:textarea-horizontal-align="justify" draw:textarea-vertical-align="middle" draw:auto-grow-height="false" fo:min-height="0.199cm" fo:min-width="0cm"/>
    </style:style>
    <style:style style:name="gr12" style:family="graphic" style:parent-style-name="standard">
      <style:graphic-properties draw:stroke="none" svg:stroke-color="#000000" draw:fill="none" draw:fill-color="#ffffff" fo:min-height="0.433cm"/>
    </style:style>
    <style:style style:name="gr13" style:family="graphic" style:parent-style-name="standard">
      <style:graphic-properties draw:stroke="none" svg:stroke-color="#000000" draw:fill="none" draw:fill-color="#ffffff" fo:min-height="1.401cm"/>
    </style:style>
    <style:style style:name="gr14" style:family="graphic" style:parent-style-name="standard">
      <style:graphic-properties svg:stroke-color="#cc9900" draw:fill-color="#ffff00" draw:textarea-vertical-align="middle" draw:auto-grow-height="false" fo:min-height="0.005cm" fo:min-width="0cm"/>
    </style:style>
    <style:style style:name="gr15" style:family="graphic" style:parent-style-name="standard">
      <style:graphic-properties draw:stroke="none" svg:stroke-color="#000000" draw:fill="none" draw:fill-color="#ffffff" fo:min-height="1.645cm"/>
    </style:style>
    <style:style style:name="gr16" style:family="graphic" style:parent-style-name="standard">
      <style:graphic-properties draw:textarea-horizontal-align="justify" draw:textarea-vertical-align="middle" draw:auto-grow-height="false" fo:min-height="1.147cm" fo:min-width="5.723cm"/>
    </style:style>
    <style:style style:name="gr17" style:family="graphic" style:parent-style-name="standard">
      <style:graphic-properties draw:stroke="none" svg:stroke-color="#000000" draw:fill="none" draw:fill-color="#ffffff" fo:min-height="0.513cm"/>
    </style:style>
    <style:style style:name="gr18" style:family="graphic" style:parent-style-name="standard">
      <style:graphic-properties draw:textarea-horizontal-align="justify" draw:textarea-vertical-align="middle" draw:auto-grow-height="false" fo:min-height="3.306cm" fo:min-width="1.151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0.385cm" fo:min-width="5.723cm"/>
    </style:style>
    <style:style style:name="gr20" style:family="graphic" style:parent-style-name="standard">
      <style:graphic-properties draw:stroke="none" svg:stroke-color="#000000" draw:fill="none" draw:fill-color="#ffffff" fo:min-height="0.475cm"/>
    </style:style>
    <style:style style:name="gr21" style:family="graphic" style:parent-style-name="standard">
      <style:graphic-properties draw:textarea-horizontal-align="justify" draw:textarea-vertical-align="middle" draw:auto-grow-height="false" fo:min-height="1.274cm" fo:min-width="2.6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center"/>
      <style:text-properties fo:color="#6666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0pt" style:font-size-asian="18pt" style:font-size-complex="18pt"/>
    </style:style>
    <style:style style:name="P7" style:family="paragraph">
      <loext:graphic-properties draw:fill-color="#66ccff"/>
      <style:paragraph-properties fo:text-align="center"/>
    </style:style>
    <style:style style:name="P8" style:family="paragraph">
      <loext:graphic-properties draw:fill="none" draw:fill-color="#ffffff"/>
      <style:text-properties fo:font-size="11pt" style:font-size-asian="11pt" style:font-size-complex="11pt"/>
    </style:style>
    <style:style style:name="P9" style:family="paragraph">
      <loext:graphic-properties draw:fill="none" draw:fill-color="#ffffff"/>
      <style:text-properties fo:font-size="10pt" fo:font-weight="bold" style:font-size-asian="18pt" style:font-weight-asian="bold" style:font-size-complex="18pt" style:font-weight-complex="bold"/>
    </style:style>
    <style:style style:name="P10" style:family="paragraph">
      <loext:graphic-properties draw:fill-color="#ffff00"/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color="#6666ff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bold" style:font-size-asian="18pt" style:font-weight-asian="bold" style:font-size-complex="18pt" style:font-weight-complex="bold"/>
    </style:style>
    <style:style style:name="T8" style:family="text">
      <style:text-properties fo:font-size="10pt" style:font-size-asian="18pt" style:font-size-complex="18pt"/>
    </style:style>
    <style:style style:name="T9" style:family="text">
      <style:text-properties fo:font-size="10pt" fo:font-weight="normal" style:font-size-asian="18pt" style:font-weight-asian="normal" style:font-size-complex="18pt" style:font-weight-complex="normal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0.5pt" style:font-size-asian="10.5pt" style:font-size-complex="10.5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6.637cm" svg:height="1.673cm" svg:x="2.524cm" svg:y="1.762cm">
          <draw:text-box>
            <text:p text:style-name="P1">Chapter 1 – Court</text:p>
            <text:p text:style-name="P1">Ukiah, CA</text:p>
          </draw:text-box>
        </draw:frame>
        <draw:custom-shape draw:style-name="gr2" draw:text-style-name="P3" draw:layer="layout" svg:width="7.89cm" svg:height="3.556cm" svg:x="1.254cm" svg:y="13.319cm">
          <text:p text:style-name="P1"><text:span text:style-name="T1">Courthouse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906cm" svg:y1="16.875cm" svg:x2="9.906cm" svg:y2="3.794cm">
          <text:p text:style-name="P1">N State St.</text:p>
        </draw:line>
        <draw:custom-shape draw:style-name="gr4" draw:text-style-name="P1" draw:layer="layout" svg:width="2.778cm" svg:height="2.159cm" svg:x="10.414cm" svg:y="3.921cm">
          <text:p text:style-name="P1"><text:span text:style-name="T2">GC Army Recruiting Center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906cm" svg:y1="9.958cm" svg:x2="19.923cm" svg:y2="9.958cm">
          <text:p text:style-name="P1">Ford Rd.</text:p>
        </draw:line>
        <draw:custom-shape draw:style-name="gr5" draw:text-style-name="P1" draw:layer="layout" svg:width="2.016cm" svg:height="1.905cm" svg:x="10.668cm" svg:y="14.335cm">
          <text:p text:style-name="P1"><text:span text:style-name="T3">AAA Bail Bo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762cm" svg:height="1.27cm" svg:x="10.668cm" svg:y="12.557cm">
          <text:p text:style-name="P1"><text:span text:style-name="T4">News</text:span></text:p>
          <text:p text:style-name="P1"><text:span text:style-name="T4">St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7.779cm" svg:height="1.905cm" svg:x="12.684cm" svg:y="11.033cm">
          <draw:text-box>
            <text:p><text:span text:style-name="T5">T</text:span><text:span text:style-name="T5">a</text:span><text:span text:style-name="T5">k</text:span><text:span text:style-name="T5">e</text:span><text:span text:style-name="T5">a</text:span><text:span text:style-name="T5">b</text:span><text:span text:style-name="T5">l</text:span><text:span text:style-name="T5">e </text:span><text:span text:style-name="T5">/ </text:span><text:span text:style-name="T5">R</text:span><text:span text:style-name="T5">e</text:span><text:span text:style-name="T5">a</text:span><text:span text:style-name="T5">d</text:span><text:span text:style-name="T5">a</text:span><text:span text:style-name="T5">b</text:span><text:span text:style-name="T5">l</text:span><text:span text:style-name="T5">e </text:span><text:span text:style-name="T5">/ </text:span><text:span text:style-name="T5">A</text:span><text:span text:style-name="T5">c</text:span><text:span text:style-name="T5">h</text:span><text:span text:style-name="T5">i</text:span><text:span text:style-name="T5">e</text:span><text:span text:style-name="T5">v</text:span><text:span text:style-name="T5">a</text:span><text:span text:style-name="T5">b</text:span><text:span text:style-name="T5">l</text:span><text:span text:style-name="T5">e</text:span><text:span text:style-name="T5">:</text:span></text:p>
            <text:p><text:span text:style-name="T6">T</text:span><text:span text:style-name="T6">i</text:span><text:span text:style-name="T6">m</text:span><text:span text:style-name="T6">e </text:span><text:span text:style-name="T6">(-</text:span><text:span text:style-name="T6">$</text:span><text:span text:style-name="T6">5 </text:span><text:span text:style-name="T6">/ </text:span><text:span text:style-name="T6">+</text:span><text:span text:style-name="T6">1</text:span><text:span text:style-name="T6">p</text:span><text:span text:style-name="T6">t </text:span><text:span text:style-name="T6">→</text:span><text:span text:style-name="T6"> </text:span><text:span text:style-name="T6">C</text:span><text:span text:style-name="T6">u</text:span><text:span text:style-name="T6">rr</text:span><text:span text:style-name="T6">e</text:span><text:span text:style-name="T6">n</text:span><text:span text:style-name="T6">t </text:span><text:span text:style-name="T6">E</text:span><text:span text:style-name="T6">v</text:span><text:span text:style-name="T6">e</text:span><text:span text:style-name="T6">n</text:span><text:span text:style-name="T6">t</text:span><text:span text:style-name="T6">s</text:span><text:span text:style-name="T6">)</text:span></text:p>
            <text:p><text:span text:style-name="T6">N</text:span><text:span text:style-name="T6">e</text:span><text:span text:style-name="T6">w</text:span><text:span text:style-name="T6">s</text:span><text:span text:style-name="T6">w</text:span><text:span text:style-name="T6">e</text:span><text:span text:style-name="T6">e</text:span><text:span text:style-name="T6">k </text:span><text:span text:style-name="T6">(-</text:span><text:span text:style-name="T6">$</text:span><text:span text:style-name="T6">5 </text:span><text:span text:style-name="T6">/ </text:span><text:span text:style-name="T6">+</text:span><text:span text:style-name="T6">1</text:span><text:span text:style-name="T6">p</text:span><text:span text:style-name="T6">t </text:span><text:span text:style-name="T6">→</text:span><text:span text:style-name="T6"> </text:span><text:span text:style-name="T6">C</text:span><text:span text:style-name="T6">u</text:span><text:span text:style-name="T6">rr</text:span><text:span text:style-name="T6">e</text:span><text:span text:style-name="T6">n</text:span><text:span text:style-name="T6">t </text:span><text:span text:style-name="T6">E</text:span><text:span text:style-name="T6">v</text:span><text:span text:style-name="T6">e</text:span><text:span text:style-name="T6">n</text:span><text:span text:style-name="T6">t</text:span><text:span text:style-name="T6">s</text:span><text:span text:style-name="T6">)</text:span></text:p>
            <text:p><text:span text:style-name="T6">V</text:span><text:span text:style-name="T6">e</text:span><text:span text:style-name="T6">n</text:span><text:span text:style-name="T6">d</text:span><text:span text:style-name="T6">o</text:span><text:span text:style-name="T6">r’</text:span><text:span text:style-name="T6">s </text:span><text:span text:style-name="T6">B</text:span><text:span text:style-name="T6">o</text:span><text:span text:style-name="T6">o</text:span><text:span text:style-name="T6">k </text:span><text:span text:style-name="T6">(</text:span><text:span text:style-name="T6">+</text:span><text:span text:style-name="T6">1</text:span><text:span text:style-name="T6">p</text:span><text:span text:style-name="T6">t </text:span><text:span text:style-name="T6">→</text:span><text:span text:style-name="T6"> </text:span><text:span text:style-name="T6">H</text:span><text:span text:style-name="T6">i</text:span><text:span text:style-name="T6">s</text:span><text:span text:style-name="T6">t</text:span><text:span text:style-name="T6">o</text:span><text:span text:style-name="T6">r</text:span><text:span text:style-name="T6">y </text:span><text:span text:style-name="T6">L</text:span><text:span text:style-name="T6">e</text:span><text:span text:style-name="T6">s</text:span><text:span text:style-name="T6">s</text:span><text:span text:style-name="T6">o</text:span><text:span text:style-name="T6">n</text:span><text:span text:style-name="T6">)</text:span></text:p>
          </draw:text-box>
        </draw:frame>
        <draw:frame draw:style-name="gr8" draw:text-style-name="P6" draw:layer="layout" svg:width="2.651cm" svg:height="2.221cm" svg:x="13.208cm" svg:y="14.335cm">
          <draw:text-box>
            <text:p><text:span text:style-name="T7">Takeable</text:span><text:span text:style-name="T8">:</text:span></text:p>
            <text:p><text:span text:style-name="T8">$5 GCD bill</text:span></text:p>
            <text:p><text:span text:style-name="T8"/></text:p>
            <text:p><text:span text:style-name="T9"/></text:p>
          </draw:text-box>
        </draw:frame>
        <draw:frame draw:style-name="gr9" draw:text-style-name="P5" draw:layer="layout" svg:width="8.255cm" svg:height="6.951cm" svg:x="1.254cm" svg:y="6.334cm">
          <draw:text-box>
            <text:p><text:span text:style-name="T5">Readable / Achievable:</text:span></text:p>
            <text:p><text:span text:style-name="T10">Enlistment Steps</text:span></text:p>
            <text:p><text:span text:style-name="T6">Transcript (+1pt → Who am I?)</text:span></text:p>
            <text:p><text:span text:style-name="T6">Birth Certificate (+1pt → Who am I?)</text:span></text:p>
            <text:p><text:span text:style-name="T6">Social Security Card (+1pt → Who am I?)</text:span></text:p>
            <text:p><text:span text:style-name="T6"/></text:p>
            <text:p><text:span text:style-name="T5">Achievable:</text:span></text:p>
            <text:p><text:span text:style-name="T10">Sign Recorder’s book (+1pt → Obeying authority)</text:span></text:p>
            <text:p><text:span text:style-name="T10"/></text:p>
            <text:p><text:span text:style-name="T5">Doable:</text:span></text:p>
            <text:p><text:span text:style-name="T10">Notarize birth certificate</text:span></text:p>
            <text:p><text:span text:style-name="T10"/></text:p>
            <text:p><text:span text:style-name="T5">Takeable:</text:span></text:p>
            <text:p><text:span text:style-name="T10">$5 GCD in Recorder’s podium drawer</text:span></text:p>
            <text:p><text:span text:style-name="T10">$5 GCD under bench in foyer</text:span></text:p>
          </draw:text-box>
        </draw:frame>
        <draw:frame draw:style-name="gr10" draw:text-style-name="P5" draw:layer="layout" svg:width="6.323cm" svg:height="1.827cm" svg:x="14.616cm" svg:y="3.921cm">
          <draw:text-box>
            <text:p><text:span text:style-name="T5">Readable / </text:span><text:span text:style-name="T5">Achievable</text:span><text:span text:style-name="T6">:</text:span></text:p>
            <text:p><text:span text:style-name="T6">Bg Check </text:span><text:span text:style-name="T6">(+1pt → Who </text:span><text:span text:style-name="T6">am I?)</text:span></text:p>
            <text:p><text:span text:style-name="T6">Ft Benning </text:span><text:span text:style-name="T6">Brochure (+1p </text:span><text:span text:style-name="T6">→ Military </text:span><text:span text:style-name="T6">Science)</text:span></text:p>
          </draw:text-box>
        </draw:frame>
        <draw:g>
          <draw:custom-shape draw:style-name="gr11" draw:text-style-name="P7" draw:layer="layout" svg:width="0.635cm" svg:height="0.635cm" svg:x="13.319cm" svg:y="15.6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12" draw:text-style-name="P8" draw:layer="layout" svg:width="2.794cm" svg:height="0.683cm" svg:x="13.827cm" svg:y="15.605cm">
            <draw:text-box>
              <text:p><text:span text:style-name="T11">B</text:span><text:span text:style-name="T11">o</text:span><text:span text:style-name="T11">n</text:span><text:span text:style-name="T11">d</text:span><text:span text:style-name="T11">s</text:span><text:span text:style-name="T11">m</text:span><text:span text:style-name="T11">a</text:span><text:span text:style-name="T11">n</text:span></text:p>
            </draw:text-box>
          </draw:frame>
        </draw:g>
        <draw:g>
          <draw:custom-shape draw:style-name="gr11" draw:text-style-name="P7" draw:layer="layout" svg:width="0.635cm" svg:height="0.635cm" svg:x="12.811cm" svg:y="12.8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12" draw:text-style-name="P8" draw:layer="layout" svg:width="2.794cm" svg:height="0.683cm" svg:x="13.319cm" svg:y="12.763cm">
            <draw:text-box>
              <text:p><text:span text:style-name="T11">Vendor</text:span></text:p>
            </draw:text-box>
          </draw:frame>
        </draw:g>
        <draw:g>
          <draw:custom-shape draw:style-name="gr11" draw:text-style-name="P7" draw:layer="layout" svg:width="0.635cm" svg:height="0.635cm" svg:x="14.843cm" svg:y="5.6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12" draw:text-style-name="P8" draw:layer="layout" svg:width="2.794cm" svg:height="0.683cm" svg:x="15.351cm" svg:y="5.651cm">
            <draw:text-box>
              <text:p><text:span text:style-name="T11">Recruiter</text:span></text:p>
            </draw:text-box>
          </draw:frame>
        </draw:g>
        <draw:frame draw:style-name="gr13" draw:text-style-name="P9" draw:layer="layout" svg:width="3.937cm" svg:height="1.651cm" svg:x="16.24cm" svg:y="14.335cm">
          <draw:text-box>
            <text:p><text:span text:style-name="T7">R</text:span><text:span text:style-name="T7">e</text:span><text:span text:style-name="T7">a</text:span><text:span text:style-name="T7">d</text:span><text:span text:style-name="T7">a</text:span><text:span text:style-name="T7">b</text:span><text:span text:style-name="T7">l</text:span><text:span text:style-name="T7">e</text:span><text:span text:style-name="T9">:</text:span></text:p>
            <text:p><text:span text:style-name="T9">S</text:span><text:span text:style-name="T9">e</text:span><text:span text:style-name="T9">r</text:span><text:span text:style-name="T9">v</text:span><text:span text:style-name="T9">i</text:span><text:span text:style-name="T9">c</text:span><text:span text:style-name="T9">e</text:span><text:span text:style-name="T9">s</text:span><text:span text:style-name="T9"> </text:span><text:span text:style-name="T9">O</text:span><text:span text:style-name="T9">f</text:span><text:span text:style-name="T9">f</text:span><text:span text:style-name="T9">e</text:span><text:span text:style-name="T9">r</text:span><text:span text:style-name="T9">e</text:span><text:span text:style-name="T9">d</text:span><text:span text:style-name="T9"> </text:span><text:span text:style-name="T9">(</text:span><text:span text:style-name="T9">B</text:span><text:span text:style-name="T9">a</text:span><text:span text:style-name="T9">i</text:span><text:span text:style-name="T9">l</text:span><text:span text:style-name="T9"> </text:span><text:span text:style-name="T9">b</text:span><text:span text:style-name="T9">o</text:span><text:span text:style-name="T9">n</text:span><text:span text:style-name="T9">d</text:span><text:span text:style-name="T9">)</text:span></text:p>
          </draw:text-box>
        </draw:frame>
        <draw:custom-shape draw:style-name="gr14" draw:text-style-name="P10" draw:layer="layout" svg:width="0.762cm" svg:height="0.762cm" svg:x="14.816cm" svg:y="6.58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5" draw:text-style-name="P11" draw:layer="layout" svg:width="5.239cm" svg:height="1.895cm" svg:x="15.351cm" svg:y="6.588cm">
          <draw:text-box>
            <text:p><text:span text:style-name="T12">ASVAB (+1pt → Enlisting)</text:span></text:p>
            <text:p><text:span text:style-name="T12"/></text:p>
            <text:p><text:span text:style-name="T12">Notarize Early Enlistment Consent (+1pt → Enlisting)</text:span></text:p>
          </draw:text-box>
        </draw:frame>
        <draw:g>
          <draw:custom-shape draw:style-name="gr16" draw:text-style-name="P1" draw:layer="layout" svg:width="6.223cm" svg:height="1.397cm" svg:x="1.305cm" svg:y="15.47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1" draw:text-style-name="P7" draw:layer="layout" svg:width="0.635cm" svg:height="0.635cm" svg:x="2.067cm" svg:y="16.0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frame draw:style-name="gr12" draw:text-style-name="P8" draw:layer="layout" svg:width="1.651cm" svg:height="0.683cm" svg:x="2.575cm" svg:y="15.986cm">
              <draw:text-box>
                <text:p><text:span text:style-name="T11">Judge</text:span></text:p>
              </draw:text-box>
            </draw:frame>
          </draw:g>
          <draw:g>
            <draw:custom-shape draw:style-name="gr11" draw:text-style-name="P7" draw:layer="layout" svg:width="0.635cm" svg:height="0.635cm" svg:x="4.099cm" svg:y="16.0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frame draw:style-name="gr12" draw:text-style-name="P8" draw:layer="layout" svg:width="2.286cm" svg:height="0.683cm" svg:x="4.607cm" svg:y="15.986cm">
              <draw:text-box>
                <text:p><text:span text:style-name="T11">C</text:span><text:span text:style-name="T11">o</text:span><text:span text:style-name="T11">u</text:span><text:span text:style-name="T11">n</text:span><text:span text:style-name="T11">s</text:span><text:span text:style-name="T11">e</text:span><text:span text:style-name="T11">l</text:span><text:span text:style-name="T11">o</text:span><text:span text:style-name="T11">r</text:span></text:p>
              </draw:text-box>
            </draw:frame>
          </draw:g>
          <draw:frame draw:style-name="gr17" draw:text-style-name="P11" draw:layer="layout" svg:width="2.667cm" svg:height="0.763cm" svg:x="1.178cm" svg:y="15.478cm">
            <draw:text-box>
              <text:p><text:span text:style-name="T4">Courtroom</text:span></text:p>
            </draw:text-box>
          </draw:frame>
        </draw:g>
        <draw:custom-shape draw:style-name="gr18" draw:text-style-name="P1" draw:layer="layout" svg:width="1.651cm" svg:height="3.556cm" svg:x="7.477cm" svg:y="13.319cm">
          <text:p text:style-name="P1"><text:span text:style-name="T13">Foyer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6.223cm" svg:height="0.635cm" svg:x="1.254cm" svg:y="14.843cm">
          <text:p/>
          <draw:enhanced-geometry svg:viewBox="0 0 21600 21600" draw:type="rectangle" draw:enhanced-path="M 0 0 L 21600 0 21600 21600 0 21600 0 0 Z N"/>
        </draw:custom-shape>
        <draw:frame draw:style-name="gr20" draw:text-style-name="P11" draw:layer="layout" svg:width="2.032cm" svg:height="0.725cm" svg:x="1.381cm" svg:y="14.816cm">
          <draw:text-box>
            <text:p><text:span text:style-name="T13">Hallway</text:span></text:p>
          </draw:text-box>
        </draw:frame>
        <draw:custom-shape draw:style-name="gr21" draw:text-style-name="P1" draw:layer="layout" svg:width="3.172cm" svg:height="1.524cm" svg:x="2.524cm" svg:y="13.319cm">
          <text:p text:style-name="P1"><text:span text:style-name="T14">Recorder’s Office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7" draw:layer="layout" svg:width="0.635cm" svg:height="0.635cm" svg:x="2.651cm" svg:y="14.2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12" draw:text-style-name="P8" draw:layer="layout" svg:width="2.286cm" svg:height="0.683cm" svg:x="3.159cm" svg:y="14.208cm">
            <draw:text-box>
              <text:p><text:span text:style-name="T11">Recorder</text:span></text:p>
            </draw:text-box>
          </draw:frame>
        </draw:g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2T21:30:50.669527455</meta:creation-date>
    <dc:date>2020-03-17T21:13:17.542608258</dc:date>
    <meta:editing-duration>PT14H57M28S</meta:editing-duration>
    <meta:editing-cycles>12</meta:editing-cycles>
    <meta:generator>LibreOffice/6.0.7.3$Linux_X86_64 LibreOffice_project/00m0$Build-3</meta:generator>
    <meta:document-statistic meta:object-count="39"/>
  </office:meta>
</office:document-meta>
</file>